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1cm" svg:stroke-color="#000000" draw:fill="none" draw:fill-color="#ffffff" fo:min-height="0.703cm"/>
    </style:style>
    <style:style style:name="gr4" style:family="graphic" style:parent-style-name="objectwithoutfill">
      <style:graphic-properties svg:stroke-width="0.051cm" svg:stroke-color="#000000" draw:marker-end="Arrow" draw:marker-end-width="0.254cm" draw:fill="none" draw:textarea-vertical-align="middle"/>
    </style:style>
    <style:style style:name="gr5" style:family="graphic" style:parent-style-name="standard">
      <style:graphic-properties draw:stroke="none" svg:stroke-width="0.051cm" svg:stroke-color="#000000" draw:fill="none" draw:fill-color="#ffffff" fo:min-height="0.716cm"/>
    </style:style>
    <style:style style:name="gr6" style:family="graphic" style:parent-style-name="standard">
      <style:graphic-properties draw:stroke="none" svg:stroke-width="0.051cm" svg:stroke-color="#000000" draw:fill="none" draw:fill-color="#ffffff" fo:min-height="0.56cm"/>
    </style:style>
    <style:style style:name="gr7" style:family="graphic" style:parent-style-name="standard">
      <style:graphic-properties svg:stroke-width="0.051cm" svg:stroke-color="#000000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1cm" svg:stroke-color="#000000" draw:fill="none" draw:textarea-vertical-align="middle"/>
    </style:style>
    <style:style style:name="gr9" style:family="graphic" style:parent-style-name="standard">
      <style:graphic-properties svg:stroke-width="0.051cm" svg:stroke-color="#0000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width="0.051cm" svg:stroke-color="#000000" draw:fill="none" draw:fill-color="#ffffff" fo:min-height="3.14cm"/>
    </style:style>
    <style:style style:name="gr11" style:family="graphic" style:parent-style-name="objectwithoutfill">
      <style:graphic-properties svg:stroke-width="0.051cm" svg:stroke-color="#000000" draw:marker-end="Arrow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518cm"/>
    </style:style>
    <style:style style:name="gr15" style:family="graphic" style:parent-style-name="standard">
      <style:graphic-properties draw:stroke="none" svg:stroke-color="#000000" draw:fill="none" draw:fill-color="#ffffff" fo:min-height="0.254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end"/>
    </style:style>
    <style:style style:name="P4" style:family="paragraph">
      <style:paragraph-properties fo:text-align="start"/>
    </style:style>
    <style:style style:name="P5" style:family="paragraph">
      <style:paragraph-properties fo:text-align="end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492cm" svg:height="4.572cm" svg:x="6.253cm" svg:y="1.197cm">
          <text:p text:style-name="P1"><text:span text:style-name="T1">SpeedFSM</text:span></text:p>
          <draw:enhanced-geometry svg:viewBox="0 0 21600 21600" draw:path-stretchpoint-x="10800" draw:path-stretchpoint-y="10800" draw:text-areas="?f3 ?f4 ?f5 ?f6" draw:type="round-rectangle" draw:modifiers="1266.67873303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143cm" svg:height="0.445cm" svg:x="5.046cm" svg:y="2.2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3.285cm" svg:height="0.953cm" svg:x="1.935cm" svg:y="1.978cm">
          <draw:text-box>
            <text:p text:style-name="P3">acceleration</text:p>
          </draw:text-box>
        </draw:frame>
        <draw:custom-shape draw:style-name="gr2" draw:text-style-name="P1" draw:layer="layout" svg:width="1.143cm" svg:height="0.445cm" svg:x="5.046cm" svg:y="3.1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3.666cm" svg:height="0.953cm" svg:x="1.554cm" svg:y="2.879cm">
          <draw:text-box>
            <text:p text:style-name="P3">target_speed</text:p>
          </draw:text-box>
        </draw:frame>
        <draw:line draw:style-name="gr4" draw:text-style-name="P1" draw:layer="layout" svg:x1="5.046cm" svg:y1="4.291cm" svg:x2="6.253cm" svg:y2="4.291cm">
          <text:p/>
        </draw:line>
        <draw:frame draw:style-name="gr3" draw:text-style-name="P3" draw:layer="layout" svg:width="3.666cm" svg:height="0.953cm" svg:x="1.554cm" svg:y="3.88cm">
          <draw:text-box>
            <text:p text:style-name="P3">steps_done</text:p>
          </draw:text-box>
        </draw:frame>
        <draw:line draw:style-name="gr4" draw:text-style-name="P1" draw:layer="layout" svg:x1="5.047cm" svg:y1="4.992cm" svg:x2="6.254cm" svg:y2="4.992cm">
          <text:p/>
        </draw:line>
        <draw:frame draw:style-name="gr3" draw:text-style-name="P3" draw:layer="layout" svg:width="4.239cm" svg:height="0.953cm" svg:x="0.982cm" svg:y="4.581cm">
          <draw:text-box>
            <text:p text:style-name="P3">start_decelerate</text:p>
          </draw:text-box>
        </draw:frame>
        <draw:line draw:style-name="gr4" draw:text-style-name="P1" draw:layer="layout" svg:x1="5.047cm" svg:y1="1.693cm" svg:x2="6.254cm" svg:y2="1.693cm">
          <text:p/>
        </draw:line>
        <draw:frame draw:style-name="gr3" draw:text-style-name="P3" draw:layer="layout" svg:width="4.239cm" svg:height="0.953cm" svg:x="0.982cm" svg:y="1.282cm">
          <draw:text-box>
            <text:p text:style-name="P3">upd_move</text:p>
          </draw:text-box>
        </draw:frame>
        <draw:custom-shape draw:style-name="gr2" draw:text-style-name="P1" draw:layer="layout" svg:width="1.143cm" svg:height="0.445cm" svg:x="9.72cm" svg:y="1.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4" draw:layer="layout" svg:width="5.733cm" svg:height="0.966cm" svg:x="9.854cm" svg:y="0.867cm">
          <draw:text-box>
            <text:p text:style-name="P4">frequency_increment</text:p>
          </draw:text-box>
        </draw:frame>
        <draw:line draw:style-name="gr4" draw:text-style-name="P1" draw:layer="layout" svg:x1="9.722cm" svg:y1="2.465cm" svg:x2="10.929cm" svg:y2="2.465cm">
          <text:p/>
        </draw:line>
        <draw:frame draw:style-name="gr5" draw:text-style-name="P4" draw:layer="layout" svg:width="2.622cm" svg:height="0.966cm" svg:x="10.954cm" svg:y="1.967cm">
          <draw:text-box>
            <text:p text:style-name="P4">direction</text:p>
          </draw:text-box>
        </draw:frame>
        <draw:line draw:style-name="gr4" draw:text-style-name="P1" draw:layer="layout" svg:x1="9.796cm" svg:y1="3.365cm" svg:x2="19.351cm" svg:y2="3.365cm">
          <text:p/>
        </draw:line>
        <draw:frame draw:style-name="gr5" draw:text-style-name="P4" draw:layer="layout" svg:width="7.347cm" svg:height="0.966cm" svg:x="11.628cm" svg:y="2.567cm">
          <draw:text-box>
            <text:p text:style-name="P4">en_acceleration_step_count</text:p>
          </draw:text-box>
        </draw:frame>
        <draw:line draw:style-name="gr4" draw:text-style-name="P1" draw:layer="layout" svg:x1="9.771cm" svg:y1="4.038cm" svg:x2="19.351cm" svg:y2="4.038cm">
          <text:p/>
        </draw:line>
        <draw:frame draw:style-name="gr5" draw:text-style-name="P4" draw:layer="layout" svg:width="5.606cm" svg:height="0.966cm" svg:x="11.554cm" svg:y="3.267cm">
          <draw:text-box>
            <text:p text:style-name="P4">positive_acceleration</text:p>
          </draw:text-box>
        </draw:frame>
        <draw:custom-shape draw:style-name="gr1" draw:text-style-name="P2" draw:layer="layout" svg:width="3.492cm" svg:height="2.911cm" svg:x="6.127cm" svg:y="6.471cm">
          <text:p text:style-name="P1"><text:span text:style-name="T1">n bit counter</text:span></text:p>
          <text:p text:style-name="P1"><text:span text:style-name="T2">(modulo Q)</text:span></text:p>
          <draw:enhanced-geometry svg:viewBox="0 0 21600 21600" draw:path-stretchpoint-x="10800" draw:path-stretchpoint-y="10800" draw:text-areas="?f3 ?f4 ?f5 ?f6" draw:type="round-rectangle" draw:modifiers="1266.67873303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143cm" svg:height="0.445cm" svg:x="4.994cm" svg:y="6.8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4" draw:layer="layout" svg:width="5.733cm" svg:height="0.966cm" svg:x="0.855cm" svg:y="6.267cm">
          <draw:text-box>
            <text:p text:style-name="P4">frequency_increment</text:p>
          </draw:text-box>
        </draw:frame>
        <draw:line draw:style-name="gr4" draw:text-style-name="P1" draw:layer="layout" svg:x1="9.746cm" svg:y1="4.938cm" svg:x2="10.953cm" svg:y2="4.938cm">
          <text:p/>
        </draw:line>
        <draw:frame draw:style-name="gr5" draw:text-style-name="P4" draw:layer="layout" svg:width="5.606cm" svg:height="0.966cm" svg:x="10.829cm" svg:y="4.267cm">
          <draw:text-box>
            <text:p text:style-name="P4">speed_is_null</text:p>
          </draw:text-box>
        </draw:frame>
        <draw:line draw:style-name="gr4" draw:text-style-name="P1" draw:layer="layout" svg:x1="9.621cm" svg:y1="7.138cm" svg:x2="24.114cm" svg:y2="7.138cm">
          <text:p/>
        </draw:line>
        <draw:frame draw:style-name="gr5" draw:text-style-name="P4" draw:layer="layout" svg:width="2.208cm" svg:height="0.966cm" svg:x="9.704cm" svg:y="6.367cm">
          <draw:text-box>
            <text:p text:style-name="P4">s_step</text:p>
          </draw:text-box>
        </draw:frame>
        <draw:frame draw:style-name="gr6" draw:text-style-name="P5" draw:layer="layout" svg:width="3.242cm" svg:height="0.81cm" svg:x="6.516cm" svg:y="6.667cm">
          <draw:text-box>
            <text:p text:style-name="P3"><text:span text:style-name="T2">MSB counter</text:span></text:p>
          </draw:text-box>
        </draw:frame>
        <draw:custom-shape draw:style-name="gr7" draw:text-style-name="P1" draw:layer="layout" svg:width="3.302cm" svg:height="1.777cm" svg:x="16.369cm" svg:y="8.557cm">
          <text:p text:style-name="P1">Absolute step</text:p>
          <text:p text:style-name="P1">counter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9.439cm" svg:y1="7.159cm" svg:x2="19.439cm" svg:y2="8.556cm">
          <text:p/>
        </draw:line>
        <draw:line draw:style-name="gr4" draw:text-style-name="P1" draw:layer="layout" svg:x1="15.147cm" svg:y1="9.394cm" svg:x2="16.354cm" svg:y2="9.394cm">
          <text:p/>
        </draw:line>
        <draw:frame draw:style-name="gr3" draw:text-style-name="P3" draw:layer="layout" svg:width="4.239cm" svg:height="0.953cm" svg:x="11.287cm" svg:y="9cm">
          <draw:text-box>
            <text:p text:style-name="P3">clear_count</text:p>
          </draw:text-box>
        </draw:frame>
        <draw:custom-shape draw:style-name="gr9" draw:text-style-name="P1" draw:layer="layout" svg:width="1.343cm" svg:height="0.698cm" svg:x="19.689cm" svg:y="9.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1" draw:layer="layout" svg:x1="15.147cm" svg:y1="9.995cm" svg:x2="16.354cm" svg:y2="9.995cm">
          <text:p/>
        </draw:line>
        <draw:frame draw:style-name="gr10" draw:text-style-name="P3" draw:layer="layout" svg:width="4.239cm" svg:height="0.953cm" svg:x="11.282cm" svg:y="9.584cm">
          <draw:text-box>
            <text:p text:style-name="P3">direction</text:p>
          </draw:text-box>
        </draw:frame>
        <draw:frame draw:style-name="gr5" draw:text-style-name="P4" draw:layer="layout" svg:width="3.473cm" svg:height="0.966cm" svg:x="19.554cm" svg:y="8.967cm">
          <draw:text-box>
            <text:p text:style-name="P4">step_count</text:p>
          </draw:text-box>
        </draw:frame>
        <draw:custom-shape draw:style-name="gr7" draw:text-style-name="P1" draw:layer="layout" svg:width="3.302cm" svg:height="1.805cm" svg:x="19.643cm" svg:y="11.831cm">
          <text:p text:style-name="P1">Decrement</text:p>
          <text:p text:style-name="P1">count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421cm" svg:y1="12.168cm" svg:x2="19.628cm" svg:y2="12.168cm">
          <text:p/>
        </draw:line>
        <draw:custom-shape draw:style-name="gr9" draw:text-style-name="P1" draw:layer="layout" svg:width="1.343cm" svg:height="0.698cm" svg:x="22.963cm" svg:y="12.9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4" draw:layer="layout" svg:width="4.387cm" svg:height="0.966cm" svg:x="23.028cm" svg:y="12.241cm">
          <draw:text-box>
            <text:p text:style-name="P4">remaining_steps</text:p>
          </draw:text-box>
        </draw:frame>
        <draw:line draw:style-name="gr8" draw:text-style-name="P1" draw:layer="layout" svg:x1="22.481cm" svg:y1="7.096cm" svg:x2="22.481cm" svg:y2="11.858cm">
          <text:p/>
        </draw:line>
        <draw:frame draw:style-name="gr3" draw:text-style-name="P3" draw:layer="layout" svg:width="2.905cm" svg:height="0.953cm" svg:x="15.605cm" svg:y="11.775cm">
          <draw:text-box>
            <text:p text:style-name="P3">upd_move</text:p>
          </draw:text-box>
        </draw:frame>
        <draw:custom-shape draw:style-name="gr2" draw:text-style-name="P1" draw:layer="layout" svg:width="1.058cm" svg:height="0.445cm" svg:x="18.547cm" svg:y="12.9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3.815cm" svg:height="0.953cm" svg:x="14.906cm" svg:y="12.68cm">
          <draw:text-box>
            <text:p text:style-name="P3">required_steps</text:p>
          </draw:text-box>
        </draw:frame>
        <draw:custom-shape draw:style-name="gr7" draw:text-style-name="P1" draw:layer="layout" svg:width="3.302cm" svg:height="3.465cm" svg:x="19.317cm" svg:y="2.143cm">
          <text:p text:style-name="P1">Counter (+/-)</text:p>
          <draw:enhanced-geometry svg:viewBox="0 0 21600 21600" draw:type="rectangle" draw:enhanced-path="M 0 0 L 21600 0 21600 21600 0 21600 0 0 Z N"/>
        </draw:custom-shape>
        <draw:polyline draw:style-name="gr11" draw:text-style-name="P1" draw:layer="layout" svg:width="2.475cm" svg:height="3.169cm" draw:transform="rotate (1.5707963267949) translate (16.181cm 7.159cm)" svg:viewBox="0 0 2476 3170" draw:points="0,0 2476,0 2476,3170">
          <text:p/>
        </draw:polyline>
        <draw:custom-shape draw:style-name="gr9" draw:text-style-name="P1" draw:layer="layout" svg:width="1.343cm" svg:height="0.698cm" svg:x="22.636cm" svg:y="3.5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4" draw:layer="layout" svg:width="4.724cm" svg:height="0.966cm" svg:x="22.501cm" svg:y="2.942cm">
          <draw:text-box>
            <text:p text:style-name="P4">steps_during_acc</text:p>
          </draw:text-box>
        </draw:frame>
        <draw:g>
          <draw:custom-shape draw:style-name="gr1" draw:text-style-name="P2" draw:layer="layout" svg:width="2.902cm" svg:height="2.321cm" svg:x="5.427cm" svg:y="17.025cm">
            <text:p text:style-name="P1"><text:span text:style-name="T1">Comparator</text:span></text:p>
            <draw:enhanced-geometry svg:viewBox="0 0 21600 21600" draw:path-stretchpoint-x="10800" draw:path-stretchpoint-y="10800" draw:text-areas="?f3 ?f4 ?f5 ?f6" draw:type="round-rectangle" draw:modifiers="1266.6787330316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draw:layer="layout" svg:width="1.343cm" svg:height="0.698cm" svg:x="4.037cm" svg:y="17.13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" draw:layer="layout" svg:width="1.343cm" svg:height="0.698cm" svg:x="4.011cm" svg:y="18.31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" draw:text-style-name="P4" draw:layer="layout" svg:width="4.387cm" svg:height="0.966cm" svg:x="1.213cm" svg:y="16.508cm">
            <draw:text-box>
              <text:p text:style-name="P4">remaining_steps</text:p>
            </draw:text-box>
          </draw:frame>
          <draw:frame draw:style-name="gr5" draw:text-style-name="P3" draw:layer="layout" svg:width="4.679cm" svg:height="0.966cm" svg:x="0.646cm" svg:y="17.699cm">
            <draw:text-box>
              <text:p text:style-name="P3">steps_during_acc</text:p>
            </draw:text-box>
          </draw:frame>
          <draw:line draw:style-name="gr4" draw:text-style-name="P1" draw:layer="layout" svg:x1="8.347cm" svg:y1="18.393cm" svg:x2="9.554cm" svg:y2="18.393cm">
            <text:p/>
          </draw:line>
          <draw:frame draw:style-name="gr3" draw:text-style-name="P3" draw:layer="layout" svg:width="4.239cm" svg:height="0.953cm" svg:x="7.982cm" svg:y="17.682cm">
            <draw:text-box>
              <text:p text:style-name="P3">start_decelerate</text:p>
            </draw:text-box>
          </draw:frame>
        </draw:g>
        <draw:g>
          <draw:custom-shape draw:style-name="gr1" draw:text-style-name="P2" draw:layer="layout" svg:width="2.902cm" svg:height="2.366cm" svg:x="15.728cm" svg:y="17.026cm">
            <text:p text:style-name="P1"><text:span text:style-name="T1">Comparator</text:span></text:p>
            <draw:enhanced-geometry svg:viewBox="0 0 21600 21600" draw:path-stretchpoint-x="10800" draw:path-stretchpoint-y="10800" draw:text-areas="?f3 ?f4 ?f5 ?f6" draw:type="round-rectangle" draw:modifiers="1266.6787330316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draw:layer="layout" svg:width="1.343cm" svg:height="0.698cm" svg:x="14.338cm" svg:y="17.23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" draw:layer="layout" svg:width="1.343cm" svg:height="0.698cm" svg:x="14.312cm" svg:y="18.41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" draw:text-style-name="P4" draw:layer="layout" svg:width="4.387cm" svg:height="0.966cm" svg:x="11.514cm" svg:y="16.609cm">
            <draw:text-box>
              <text:p text:style-name="P4">remaining_steps</text:p>
            </draw:text-box>
          </draw:frame>
          <draw:frame draw:style-name="gr5" draw:text-style-name="P4" draw:layer="layout" svg:width="0.719cm" svg:height="0.966cm" svg:x="13.639cm" svg:y="18.4cm">
            <draw:text-box>
              <text:p text:style-name="P4">0</text:p>
            </draw:text-box>
          </draw:frame>
          <draw:line draw:style-name="gr4" draw:text-style-name="P1" draw:layer="layout" svg:x1="18.648cm" svg:y1="18.494cm" svg:x2="19.855cm" svg:y2="18.494cm">
            <text:p/>
          </draw:line>
          <draw:frame draw:style-name="gr3" draw:text-style-name="P3" draw:layer="layout" svg:width="4.239cm" svg:height="0.953cm" svg:x="18.683cm" svg:y="17.783cm">
            <draw:text-box>
              <text:p text:style-name="P4">steps_done</text:p>
            </draw:text-box>
          </draw:frame>
        </draw:g>
        <draw:custom-shape draw:style-name="gr12" draw:text-style-name="P1" draw:layer="layout" svg:width="1.079cm" svg:height="0.572cm" svg:x="11.695cm" svg:y="6.878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2.303cm" svg:y1="7.731cm" svg:x2="12.303cm" svg:y2="7.477cm">
          <text:p/>
        </draw:line>
        <draw:frame draw:style-name="gr14" draw:layer="layout" svg:width="4.064cm" svg:height="0.806cm" svg:x="12.25cm" svg:y="8.275cm">
          <draw:text-box>
            <text:p>stop_on_zero</text:p>
          </draw:text-box>
        </draw:frame>
        <draw:custom-shape draw:style-name="gr12" draw:text-style-name="P1" draw:layer="layout" svg:width="0.54cm" svg:height="0.952cm" draw:transform="rotate (-1.5707963267949) translate (12.737cm 7.589cm)">
          <text:p/>
          <draw:enhanced-geometry svg:viewBox="0 0 21600 21600" draw:mirror-horizontal="true" draw:mirror-vertical="true" draw:glue-points="10800 0 0 10800 10800 21600 21600 10800" draw:text-areas="0 3100 18500 18500" draw:type="flowchart-delay" draw:enhanced-path="M 10800 0 X 21600 10800 10800 21600 L 0 21600 0 0 Z N"/>
        </draw:custom-shape>
        <draw:line draw:style-name="gr13" draw:text-style-name="P1" draw:layer="layout" svg:x1="12.577cm" svg:y1="8.506cm" svg:x2="12.577cm" svg:y2="8.099cm">
          <text:p/>
        </draw:line>
        <draw:line draw:style-name="gr13" draw:text-style-name="P1" draw:layer="layout" svg:x1="11.922cm" svg:y1="8.556cm" svg:x2="11.922cm" svg:y2="8.149cm">
          <text:p/>
        </draw:line>
        <draw:frame draw:style-name="gr15" draw:layer="layout" svg:width="2.472cm" svg:height="0.806cm" svg:x="9.95cm" svg:y="8.337cm">
          <draw:text-box>
            <text:p>mecha0</text:p>
          </draw:text-box>
        </draw:frame>
        <draw:polyline draw:style-name="gr13" draw:text-style-name="P1" draw:layer="layout" svg:width="0.697cm" svg:height="0.189cm" svg:x="11.668cm" svg:y="6.969cm" svg:viewBox="0 0 698 190" draw:points="0,190 254,190 698,0">
          <text:p/>
        </draw:polyline>
        <draw:line draw:style-name="gr13" draw:text-style-name="P1" draw:layer="layout" svg:x1="13.001cm" svg:y1="7.159cm" svg:x2="12.43cm" svg:y2="7.159cm">
          <text:p/>
        </draw:line>
        <draw:frame draw:style-name="gr5" draw:text-style-name="P4" draw:layer="layout" svg:width="1.454cm" svg:height="0.966cm" svg:x="13.404cm" svg:y="6.367cm">
          <draw:text-box>
            <text:p text:style-name="P4">step</text:p>
          </draw:text-box>
        </draw:frame>
        <draw:custom-shape draw:style-name="gr7" draw:text-style-name="P1" draw:layer="layout" svg:width="3.691cm" svg:height="4.679cm" svg:x="6.617cm" svg:y="9.91cm">
          <text:p text:style-name="P1">relative step</text:p>
          <text:p text:style-name="P1">Counter</text:p>
          <text:p text:style-name="P1"><text:span text:style-name="T2">(modulo resVal)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496cm" svg:y1="10.148cm" svg:x2="6.703cm" svg:y2="10.148cm">
          <text:p/>
        </draw:line>
        <draw:frame draw:style-name="gr3" draw:text-style-name="P3" draw:layer="layout" svg:width="2.905cm" svg:height="0.953cm" svg:x="2.68cm" svg:y="9.755cm">
          <draw:text-box>
            <text:p text:style-name="P3">pulse_step</text:p>
          </draw:text-box>
        </draw:frame>
        <draw:custom-shape draw:style-name="gr2" draw:text-style-name="P1" draw:layer="layout" svg:width="1.058cm" svg:height="0.445cm" svg:x="5.522cm" svg:y="11.2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3.815cm" svg:height="0.953cm" svg:x="1.881cm" svg:y="11.06cm">
          <draw:text-box>
            <text:p text:style-name="P3">resVal</text:p>
          </draw:text-box>
        </draw:frame>
        <draw:line draw:style-name="gr4" draw:text-style-name="P1" draw:layer="layout" svg:x1="5.497cm" svg:y1="10.749cm" svg:x2="6.704cm" svg:y2="10.749cm">
          <text:p/>
        </draw:line>
        <draw:frame draw:style-name="gr3" draw:text-style-name="P3" draw:layer="layout" svg:width="2.905cm" svg:height="0.953cm" svg:x="2.681cm" svg:y="10.356cm">
          <draw:text-box>
            <text:p text:style-name="P3">direction</text:p>
          </draw:text-box>
        </draw:frame>
        <draw:line draw:style-name="gr4" draw:text-style-name="P1" draw:layer="layout" svg:x1="5.497cm" svg:y1="13.949cm" svg:x2="6.704cm" svg:y2="13.949cm">
          <text:p/>
        </draw:line>
        <draw:frame draw:style-name="gr3" draw:text-style-name="P3" draw:layer="layout" svg:width="2.905cm" svg:height="0.953cm" svg:x="2.681cm" svg:y="13.556cm">
          <draw:text-box>
            <text:p text:style-name="P3">mecha0</text:p>
          </draw:text-box>
        </draw:frame>
        <draw:custom-shape draw:style-name="gr2" draw:text-style-name="P1" draw:layer="layout" svg:width="1.058cm" svg:height="0.445cm" svg:x="5.523cm" svg:y="12.0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4.642cm" svg:height="0.953cm" svg:x="1.055cm" svg:y="11.861cm">
          <draw:text-box>
            <text:p text:style-name="P3">tolStep_afterMax</text:p>
          </draw:text-box>
        </draw:frame>
        <draw:g>
          <draw:custom-shape draw:style-name="gr7" draw:text-style-name="P1" draw:layer="layout" svg:width="3.691cm" svg:height="2.286cm" svg:x="18.738cm" svg:y="14.32cm">
            <text:p text:style-name="P1">Rotation</text:p>
            <text:p text:style-name="P1">Counter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7.618cm" svg:y1="14.561cm" svg:x2="18.825cm" svg:y2="14.561cm">
            <text:p/>
          </draw:line>
          <draw:frame draw:style-name="gr3" draw:text-style-name="P3" draw:layer="layout" svg:width="2.905cm" svg:height="0.953cm" svg:x="14.802cm" svg:y="14.168cm">
            <draw:text-box>
              <text:p text:style-name="P3">direction</text:p>
            </draw:text-box>
          </draw:frame>
          <draw:line draw:style-name="gr4" draw:text-style-name="P1" draw:layer="layout" svg:x1="17.518cm" svg:y1="16.061cm" svg:x2="18.725cm" svg:y2="16.061cm">
            <text:p/>
          </draw:line>
          <draw:frame draw:style-name="gr3" draw:text-style-name="P3" draw:layer="layout" svg:width="2.905cm" svg:height="0.953cm" svg:x="14.702cm" svg:y="15.668cm">
            <draw:text-box>
              <text:p text:style-name="P3">mecha0</text:p>
            </draw:text-box>
          </draw:frame>
          <draw:line draw:style-name="gr4" draw:text-style-name="P1" draw:layer="layout" svg:x1="17.619cm" svg:y1="15.262cm" svg:x2="18.826cm" svg:y2="15.262cm">
            <text:p/>
          </draw:line>
          <draw:frame draw:style-name="gr3" draw:text-style-name="P3" draw:layer="layout" svg:width="4.025cm" svg:height="0.953cm" svg:x="13.683cm" svg:y="14.869cm">
            <draw:text-box>
              <text:p text:style-name="P3">clear_count</text:p>
            </draw:text-box>
          </draw:frame>
          <draw:custom-shape draw:style-name="gr9" draw:text-style-name="P1" draw:layer="layout" svg:width="1.343cm" svg:height="0.698cm" svg:x="22.456cm" svg:y="15.07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" draw:text-style-name="P4" draw:layer="layout" svg:width="4.387cm" svg:height="0.966cm" svg:x="22.521cm" svg:y="14.354cm">
            <draw:text-box>
              <text:p text:style-name="P4">rotation_cnt</text:p>
            </draw:text-box>
          </draw:frame>
        </draw:g>
        <draw:line draw:style-name="gr16" draw:text-style-name="P1" draw:layer="layout" svg:x1="10.326cm" svg:y1="13.504cm" svg:x2="11.977cm" svg:y2="13.504cm">
          <text:p/>
        </draw:line>
        <draw:frame draw:style-name="gr3" draw:text-style-name="P3" draw:layer="layout" svg:width="3.815cm" svg:height="0.953cm" svg:x="10.207cm" svg:y="13.481cm">
          <draw:text-box>
            <text:p text:style-name="P3">out_of_range</text:p>
          </draw:text-box>
        </draw:frame>
        <draw:custom-shape draw:style-name="gr9" draw:text-style-name="P1" draw:layer="layout" svg:width="1.343cm" svg:height="0.698cm" svg:x="10.336cm" svg:y="11.9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4" draw:layer="layout" svg:width="3.672cm" svg:height="0.966cm" svg:x="10.401cm" svg:y="11.242cm">
          <draw:text-box>
            <text:p text:style-name="P4">relative_steps</text:p>
          </draw:text-box>
        </draw:frame>
        <draw:custom-shape draw:style-name="gr2" draw:text-style-name="P1" draw:layer="layout" svg:width="1.058cm" svg:height="0.445cm" svg:x="5.523cm" svg:y="12.8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5.213cm" svg:height="0.953cm" svg:x="0.484cm" svg:y="12.762cm">
          <draw:text-box>
            <text:p text:style-name="P3">tolStep_beforeMax</text:p>
          </draw:text-box>
        </draw:frame>
        <draw:line draw:style-name="gr4" draw:text-style-name="P1" draw:layer="layout" svg:x1="15.732cm" svg:y1="2.438cm" svg:x2="19.326cm" svg:y2="2.438cm">
          <text:p/>
        </draw:line>
        <draw:frame draw:style-name="gr5" draw:text-style-name="P4" draw:layer="layout" svg:width="4.922cm" svg:height="0.966cm" svg:x="13.954cm" svg:y="1.767cm">
          <draw:text-box>
            <text:p text:style-name="P3">clear_accel_cou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1cm" svg:stroke-color="#000000" draw:marker-start-width="0.279cm" draw:marker-start-center="false" draw:marker-end-width="0.27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  <style:text-properties fo:font-size="14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_20_1" svg:stroke-width="0.051cm" svg:stroke-color="#000000" draw:marker-start="Arrow" draw:marker-start-width="0.279cm" draw:marker-end="Arrow" draw:marker-end-width="0.279cm" draw:fill="none" draw:fill-gradient-name="Gradient_20_7" draw:fill-hatch-name="Hatching_20_1" draw:fill-image-name="Bitmape_20_1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urrion </meta:initial-creator>
    <meta:creation-date>2013-01-22T11:26:02</meta:creation-date>
    <dc:date>2013-01-29T11:34:43</dc:date>
    <dc:creator>bourrion </dc:creator>
    <meta:editing-duration>PT1H59M44S</meta:editing-duration>
    <meta:editing-cycles>38</meta:editing-cycles>
    <meta:generator>LibreOffice/3.5$Linux_X86_64 LibreOffice_project/350m1$Build-2</meta:generator>
    <meta:document-statistic meta:object-count="102"/>
  </office:meta>
</office:document-meta>
</file>